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ustismo" svg:font-family="Dustismo" style:font-adornments="Italique gras" style:font-pitch="variable"/>
    <style:font-face style:name="Dustismo1" svg:font-family="Dustismo" style:font-adornments="Italique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ono" svg:font-family="'Ubuntu Mono'" style:font-adornments="Normal" style:font-pitch="fixed"/>
    <style:font-face style:name="Ubuntu Mono1" svg:font-family="'Ubuntu Mono'" style:font-adornments="Gras" style:font-pitch="fixed"/>
    <style:font-face style:name="Ubuntu Mono2" svg:font-family="'Ubuntu Mono'" style:font-pitch="fixed"/>
    <style:font-face style:name="Ubuntu1" svg:font-family="Ubuntu" style:font-adornments="Medium" style:font-pitch="variable"/>
    <style:font-face style:name="Ubuntu2" svg:font-family="Ubuntu" style:font-pitch="variable"/>
    <style:font-face style:name="Ubuntu3" svg:font-family="Ubuntu" style:font-adornments="Italique" style:font-pitch="variable"/>
  </office:font-face-decls>
  <office:automatic-styles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="none" draw:fill-color="#ffffff"/>
      <style:text-properties fo:color="#007d00" loext:opacity="100%" style:font-name="Ubuntu2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7d00" loext:opacity="100%" style:font-name="Ubuntu2"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middle" style:vertical-rel="page" style:horizontal-pos="center" style:horizontal-rel="page" fo:padding="0cm" fo:border="none" style:shadow="#000000 0cm 0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Obraz1" text:anchor-type="paragraph" svg:width="15.63cm" svg:height="13.19cm" draw:z-index="0"><draw:image xlink:href="../../logotypes/cameleon3.png" xlink:type="simple" xlink:show="embed" xlink:actuate="onLoad" draw:mime-type="image/png"/></draw:frame><draw:frame text:anchor-type="paragraph" draw:z-index="1" draw:name="Ramka tekstowa 1" draw:style-name="gr1" draw:text-style-name="P2" svg:width="7.885cm" svg:height="1.301cm" svg:x="7.639cm" svg:y="14.776cm"><draw:text-box><text:p text:style-name="P1"><text:span text:style-name="T1">Cameleonica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ustismo" svg:font-family="Dustismo" style:font-adornments="Italique gras" style:font-pitch="variable"/>
    <style:font-face style:name="Dustismo1" svg:font-family="Dustismo" style:font-adornments="Italique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  <style:font-face style:name="Ubuntu Condensed" svg:font-family="'Ubuntu Condensed'" style:font-adornments="Normal" style:font-pitch="variable"/>
    <style:font-face style:name="Ubuntu Light" svg:font-family="'Ubuntu Light'" style:font-adornments="Italique maigre" style:font-pitch="variable"/>
    <style:font-face style:name="Ubuntu Medium" svg:font-family="'Ubuntu Medium'" style:font-pitch="variable"/>
    <style:font-face style:name="Ubuntu Mono" svg:font-family="'Ubuntu Mono'" style:font-adornments="Normal" style:font-pitch="fixed"/>
    <style:font-face style:name="Ubuntu Mono1" svg:font-family="'Ubuntu Mono'" style:font-adornments="Gras" style:font-pitch="fixed"/>
    <style:font-face style:name="Ubuntu Mono2" svg:font-family="'Ubuntu Mono'" style:font-pitch="fixed"/>
    <style:font-face style:name="Ubuntu1" svg:font-family="Ubuntu" style:font-adornments="Medium" style:font-pitch="variable"/>
    <style:font-face style:name="Ubuntu2" svg:font-family="Ubuntu" style:font-pitch="variable"/>
    <style:font-face style:name="Ubuntu3" svg:font-family="Ubuntu" style:font-adornments="Italique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loext:graphic-properties draw:fill="none" draw:fill-color="#cfe7f5"/>
      <style:paragraph-properties fo:margin-left="0cm" fo:margin-right="0cm" fo:margin-top="0cm" fo:margin-bottom="0.101cm" style:contextual-spacing="false" fo:text-align="justify" style:justify-single-word="false" fo:text-indent="0.199cm" style:auto-text-indent="false" style:page-number="auto" fo:background-color="transparent" style:shadow="none" text:number-lines="true" text:line-number="0"/>
      <style:text-properties style:font-name="Ubuntu" fo:font-family="Ubuntu" style:font-style-name="Normal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loext:graphic-properties draw:fill="solid" draw:fill-color="#cfe7f5" draw:opacity="100%"/>
      <style:paragraph-properties fo:margin-top="0cm" fo:margin-bottom="1cm" style:contextual-spacing="false" fo:text-align="center" style:justify-single-word="false" fo:background-color="#cfe7f5" fo:padding="0.25cm" fo:border-left="0.06pt solid #cfe7f5" fo:border-right="0.06pt solid #cfe7f5" fo:border-top="0.06pt solid #cfe7f5" fo:border-bottom="0.31pt solid #99ccff" style:shadow="none" fo:keep-with-next="always" style:join-border="false"/>
      <style:text-properties style:font-name="Ubuntu Medium" fo:font-family="'Ubuntu Medium'" style:font-pitch="variable" fo:font-size="24pt" fo:font-weight="bold" style:font-name-asian="DejaVu Sans" style:font-family-asian="'DejaVu Sans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 style:master-page-name="">
      <style:paragraph-properties fo:margin-top="0cm" fo:margin-bottom="0.101cm" style:contextual-spacing="false" style:page-number="auto">
        <style:tab-stops/>
      </style:paragraph-properties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 style:master-page-name="">
      <style:paragraph-properties fo:margin-left="0.6cm" fo:margin-right="0.6cm" fo:margin-top="0cm" fo:margin-bottom="0cm" style:contextual-spacing="false" fo:text-align="start" style:justify-single-word="false" fo:text-indent="0cm" style:auto-text-indent="false" style:page-number="auto" style:shadow="none" text:number-lines="false" text:line-number="0">
        <style:tab-stops>
          <style:tab-stop style:position="56cm" style:type="right"/>
        </style:tab-stops>
      </style:paragraph-properties>
      <style:text-properties style:font-name="Ubuntu Light" fo:font-family="'Ubuntu Light'" style:font-style-name="Italique maigre" style:font-pitch="variable" fo:font-style="italic" fo:font-weight="250" style:font-size-asian="10.5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left="0.101cm" fo:margin-right="0cm" fo:margin-top="0.6cm" fo:margin-bottom="0.6cm" style:contextual-spacing="false" fo:text-align="center" style:justify-single-word="false" fo:text-indent="-0.101cm" style:auto-text-indent="false" style:page-number="auto" fo:background-color="#e6e6e6" fo:padding-left="0.45cm" fo:padding-right="0.45cm" fo:padding-top="0.3cm" fo:padding-bottom="0.3cm" fo:border-left="4.99pt solid #0099ff" fo:border-right="0.06pt solid #e6e6e6" fo:border-top="0.06pt solid #e6e6e6" fo:border-bottom="0.06pt solid #e6e6e6" style:shadow="none" style:join-border="false">
        <style:tab-stops/>
      </style:paragraph-properties>
      <style:text-properties fo:color="#0066cc" loext:opacity="100%" style:font-name="Ubuntu1" fo:font-family="Ubuntu" style:font-style-name="Medium" style:font-pitch="variable" fo:font-size="16pt" fo:font-weight="bold" officeooo:rsid="018e8b86" fo:background-color="#e6e6e6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e6e6e6" draw:opacity="100%"/>
      <style:paragraph-properties fo:margin-top="0.6cm" fo:margin-bottom="0.6cm" style:contextual-spacing="false" fo:text-align="start" style:justify-single-word="false" style:page-number="auto" fo:background-color="#e6e6e6" fo:padding-left="0.45cm" fo:padding-right="0.45cm" fo:padding-top="0.3cm" fo:padding-bottom="0.3cm" fo:border-left="3pt solid #0099ff" fo:border-right="0.06pt solid #e6e6e6" fo:border-top="0.06pt solid #e6e6e6" fo:border-bottom="0.06pt solid #e6e6e6" style:join-border="false">
        <style:tab-stops/>
      </style:paragraph-properties>
      <style:text-properties fo:color="#0066cc" loext:opacity="100%" style:font-name="Ubuntu1" fo:font-family="Ubuntu" style:font-style-name="Medium" style:font-pitch="variable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solid" draw:fill-color="#e6e6e6" draw:opacity="100%"/>
      <style:paragraph-properties fo:margin-left="0cm" fo:margin-right="0cm" fo:margin-top="0.199cm" fo:margin-bottom="0.199cm" style:contextual-spacing="false" fo:text-align="start" style:justify-single-word="false" fo:text-indent="0cm" style:auto-text-indent="false" style:page-number="auto" fo:background-color="#e6e6e6" fo:padding-left="0.199cm" fo:padding-right="0.199cm" fo:padding-top="0.101cm" fo:padding-bottom="0.101cm" fo:border-left="0.06pt solid #dddddd" fo:border-right="0.06pt solid #e6e6e6" fo:border-top="0.06pt solid #e6e6e6" fo:border-bottom="0.06pt solid #e6e6e6" style:join-border="false">
        <style:tab-stops/>
      </style:paragraph-properties>
      <style:text-properties style:font-name="Ubuntu2" fo:font-family="Ubuntu" style:font-pitch="variable" fo:font-size="12pt" fo:font-style="normal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 style:master-page-name="">
      <loext:graphic-properties draw:fill="none" draw:fill-color="#e6e6e6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transparent" fo:keep-with-next="always" style:join-border="true">
        <style:tab-stops/>
      </style:paragraph-properties>
      <style:text-properties fo:font-weight="bold" fo:background-color="transparent"/>
    </style:style>
    <style:style style:name="Heading_20_5" style:display-name="Heading 5" style:family="paragraph" style:parent-style-name="Standard" style:next-style-name="Text_20_body" style:default-outline-level="5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" style:default-outline-level="6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ext_20_body" style:next-style-name="Text_20_body" style:default-outline-level="7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ext_20_body" style:next-style-name="Text_20_body" style:default-outline-level="8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ext_20_body" style:next-style-name="Text_20_body" style:default-outline-level="9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99pt solid #e6e6e6" fo:border-top="0.99pt solid #e6e6e6" fo:border-bottom="0.99pt solid #e6e6e6" style:shadow="none" fo:keep-with-next="always" style:join-border="false">
        <style:tab-stops/>
      </style:paragraph-properties>
      <style:text-properties style:font-name="Dustismo1" fo:font-family="Dustismo" style:font-style-name="Italique" style:font-pitch="variable" fo:font-size="16pt" fo:font-style="italic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" style:default-outline-level="10" style:class="text" style:master-page-name="">
      <loext:graphic-properties draw:fill="solid" draw:fill-color="#e6e6e6" draw:opacity="100%"/>
      <style:paragraph-properties fo:margin-left="0.101cm" fo:margin-right="0cm" fo:margin-top="0.199cm" fo:margin-bottom="0.199cm" style:contextual-spacing="false" fo:text-align="start" style:justify-single-word="false" fo:text-indent="-0.101cm" style:auto-text-indent="false" style:page-number="auto" fo:background-color="#e6e6e6" fo:padding-left="0.15cm" fo:padding-right="0.15cm" fo:padding-top="0.049cm" fo:padding-bottom="0.049cm" fo:border-left="0.99pt solid #0099ff" fo:border-right="0.06pt solid #e6e6e6" fo:border-top="0.06pt solid #e6e6e6" fo:border-bottom="0.06pt solid #e6e6e6" style:shadow="none" fo:keep-with-next="always" style:join-border="false">
        <style:tab-stops/>
      </style:paragraph-properties>
      <style:text-properties style:font-name="Dustismo" fo:font-family="Dustismo" style:font-style-name="Italique gras" style:font-pitch="variable" fo:font-size="16pt" fo:font-style="italic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.1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>
      <style:paragraph-properties fo:margin-top="0.199cm" fo:margin-bottom="0.199cm" style:contextual-spacing="false"/>
      <style:text-properties style:font-weight-asian="normal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.199cm" style:auto-text-indent="false"/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99pt solid #c0c0c0" style:shadow="none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 Condensed" fo:font-family="'Ubuntu Condensed'" style:font-style-name="Normal" style:font-pitch="variable" style:font-size-asian="10.5pt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Subtitle" style:family="paragraph" style:parent-style-name="Heading" style:next-style-name="Text_20_body" style:class="chapter">
      <loext:graphic-properties draw:fill="solid" draw:fill-color="#cfe7f5" draw:opacity="100%"/>
      <style:paragraph-properties fo:margin-top="0.4cm" fo:margin-bottom="0.6cm" style:contextual-spacing="false" fo:text-align="center" style:justify-single-word="false" fo:background-color="#cfe7f5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Mono" fo:font-family="'Ubuntu Mono'" style:font-style-name="Normal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.6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_20_1" style:next-style-name="Subtitle" style:default-outline-level="" style:list-style-name="" style:class="chapter">
      <style:paragraph-properties fo:text-align="center" style:justify-single-word="false"/>
      <style:text-properties fo:color="#0066cc" loext:opacity="100%" style:text-outline="false" fo:font-size="16pt" fo:text-shadow="none" fo:font-weight="bold" style:font-size-asian="16pt" style:font-weight-asian="bold" style:font-size-complex="16pt" style:font-weight-complex="bold" style:font-relief="none"/>
    </style:style>
    <style:style style:name="Code_20_Source" style:display-name="Code Source" style:family="paragraph" style:parent-style-name="Text_20_body" style:list-style-name="" style:class="text" style:master-page-name="">
      <loext:graphic-properties draw:fill="none" draw:fill-color="#cfe7f5"/>
      <style:paragraph-properties fo:margin-left="0cm" fo:margin-right="0cm" fo:margin-top="0cm" fo:margin-bottom="0cm" style:contextual-spacing="false" fo:text-align="start" style:justify-single-word="false" fo:keep-together="auto" style:register-true="false" fo:text-indent="0cm" style:auto-text-indent="false" style:page-number="auto" fo:background-color="transparent" fo:padding-left="0.6cm" fo:padding-right="0.6cm" fo:padding-top="0.199cm" fo:padding-bottom="0.199cm" fo:border="0.26pt fine-dashed #0084d1" style:shadow="none" fo:keep-with-next="auto" text:number-lines="true" text:line-number="0">
        <style:tab-stops/>
      </style:paragraph-properties>
      <style:text-properties fo:color="#000000" loext:opacity="100%" style:font-name="Ubuntu Mono" fo:font-family="'Ubuntu Mono'" style:font-style-name="Normal" style:font-pitch="fixed" fo:font-style="normal" officeooo:rsid="034969da" style:font-size-asian="10.5pt" style:font-style-asian="normal" style:font-style-complex="normal"/>
    </style:style>
    <style:style style:name="Console" style:family="paragraph" style:parent-style-name="Text_20_body" style:default-outline-level="" style:list-style-name="" style:class="text" style:master-page-name="">
      <loext:graphic-properties draw:fill="solid" draw:fill-color="#808080" draw:opacity="100%"/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background-color="#808080" fo:padding="0.15cm" fo:border-left="0.99pt solid #eb613d" fo:border-right="0.06pt solid #808080" fo:border-top="0.06pt solid #808080" fo:border-bottom="0.06pt solid #808080" style:shadow="none">
        <style:tab-stops/>
      </style:paragraph-properties>
      <style:text-properties fo:color="#e6e6e6" loext:opacity="100%" style:font-name="Ubuntu Mono" fo:font-family="'Ubuntu Mono'" style:font-style-name="Normal" style:font-pitch="fixed" style:font-size-asian="10.5pt" fo:hyphenate="false" fo:hyphenation-remain-char-count="2" fo:hyphenation-push-char-count="2" loext:hyphenation-no-caps="false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 loext:opacity="0%"/>
    </style:style>
    <style:style style:name="Sekcja" style:family="paragraph" style:parent-style-name="Text_20_body">
      <style:paragraph-properties fo:text-align="center" style:justify-single-word="false"/>
      <style:text-properties fo:font-size="14pt" fo:font-weight="bold" officeooo:rsid="004c622f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Author" style:family="paragraph" style:parent-style-name="Text_20_body">
      <style:paragraph-properties fo:text-align="end" style:justify-single-word="false"/>
      <style:text-properties officeooo:rsid="003f9243"/>
    </style:style>
    <style:style style:name="Sekcja_20_2" style:display-name="Sekcja 2" style:family="paragraph" style:parent-style-name="Sekcja" style:class="text">
      <style:text-properties fo:font-size="12pt" officeooo:rsid="004de5cb" style:font-size-asian="12pt" style:font-size-complex="12pt"/>
    </style:style>
    <style:style style:name="Margines" style:family="paragraph" style:parent-style-name="Text_20_body" style:class="extra">
      <style:paragraph-properties fo:text-align="center" style:justify-single-word="false" fo:padding="0.049cm" fo:border-left="none" fo:border-right="none" fo:border-top="0.06pt solid #800000" fo:border-bottom="0.06pt solid #800000" style:shadow="none">
        <style:tab-stops/>
      </style:paragraph-properties>
      <style:text-properties fo:color="#800000" loext:opacity="100%" fo:font-weight="normal" officeooo:rsid="004de597" style:font-weight-asian="normal" style:font-weight-complex="normal"/>
    </style:style>
    <style:style style:name="Emphasis" style:family="text">
      <style:text-properties fo:font-style="italic" style:font-size-asian="10.5pt" style:font-style-asian="italic" style:font-weight-asian="normal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Line_20_numbering" style:display-name="Line numbering" style:family="text">
      <style:text-properties fo:color="#808080" loext:opacity="100%" style:font-name="Ubuntu Mono1" fo:font-family="'Ubuntu Mono'" style:font-style-name="Gras" style:font-pitch="fixed" fo:font-weight="bold" fo:background-color="transparent" style:font-size-asian="10.5pt"/>
    </style:style>
    <style:style style:name="Page_20_Number" style:display-name="Page Number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Drop_20_Caps" style:display-name="Drop Cap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style:font-name="Ubuntu3" fo:font-family="Ubuntu" style:font-style-name="Italique" style:font-pitch="variable" fo:font-style="italic" fo:font-weight="normal" style:font-size-asian="10.5pt" style:font-style-asian="italic" style:font-weight-asian="normal" style:font-style-complex="italic"/>
    </style:style>
    <style:style style:name="Definition" style:family="text"/>
    <style:style style:name="User_20_Entry" style:display-name="User Entry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 style:font-size-asian="10.5pt"/>
    </style:style>
    <style:style style:name="Teletype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Ubuntu Mono" fo:font-family="'Ubuntu Mono'" style:font-style-name="Normal" style:font-pitch="fixed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Variable" style:family="text">
      <style:text-properties fo:font-style="italic" style:font-size-asian="10.5pt" style:font-style-asian="italic" style:font-weight-asian="normal" style:font-style-complex="italic"/>
    </style:style>
    <style:style style:name="Proper" style:family="text">
      <style:text-properties style:font-name="Ubuntu Mono2" fo:font-family="'Ubuntu Mono'" style:font-pitch="fixed" fo:font-size="10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 style:shadow="#808080 0.101cm 0.101cm" draw:shadow-opacity="100%"/>
    </style:style>
    <style:style style:name="Graphics" style:family="graphic">
      <style:graphic-properties text:anchor-type="paragraph" svg:x="0cm" svg:y="0cm" fo:margin-left="0.199cm" fo:margin-right="0.199cm" fo:margin-top="0.199cm" fo:margin-bottom="0.199cm" style:wrap="dynamic" style:number-wrapped-paragraphs="no-limit" style:wrap-contour="false" style:vertical-pos="top" style:vertical-rel="paragraph" style:horizontal-pos="center" style:horizontal-rel="paragraph" fo:padding="0.049cm" fo:border="0.06pt solid #000000" style:shadow="#808080 0.101cm 0.101cm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érotation_20_Code" style:display-name="Numérotation Code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Line_20_numbering" loext:num-list-format="%2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-0.635cm"/>
        </style:list-level-properties>
      </text:list-level-style-number>
      <text:list-level-style-number text:level="3" text:style-name="Line_20_numbering" loext:num-list-format="%3%." style:num-suffix="." style:num-format="1">
        <style:list-level-properties text:list-level-position-and-space-mode="label-alignment" fo:text-align="end">
          <style:list-level-label-alignment text:label-followed-by="listtab" fo:text-indent="-0.635cm"/>
        </style:list-level-properties>
      </text:list-level-style-number>
      <text:list-level-style-number text:level="4" text:style-name="Line_20_numbering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text:style-name="Line_20_numbering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6" text:style-name="Line_20_numbering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7" text:style-name="Line_20_numbering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8" text:style-name="Line_20_numbering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9" text:style-name="Line_20_numbering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10" text:style-name="Line_20_numbering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2cm" fo:border="none" fo:padding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02T15:01:18.966446532</meta:creation-date>
    <meta:editing-duration>PT18M55S</meta:editing-duration>
    <meta:editing-cycles>17</meta:editing-cycles>
    <meta:generator>LibreOffice/7.2.3.2$Linux_X86_64 LibreOffice_project/20$Build-2</meta:generator>
    <dc:date>2021-12-23T02:44:44.8336959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